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002cm" svg:height="1.39cm" svg:x="7cm" svg:y="7.11cm">
          <draw:text-box>
            <text:p text:style-name="P1">Scaling in the clouds with spaces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Distributed computing is har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Fault tolerance</text:p>
              </text:list-item>
              <text:list-item>
                <text:p>Load Balancing</text:p>
              </text:list-item>
              <text:list-item>
                <text:p>Prioritizing tasks on space</text:p>
              </text:list-item>
              <text:list-item>
                <text:p>Monitoring</text:p>
              </text:list-item>
              <text:list-item>
                <text:p>Horizontal Scalability</text:p>
              </text:list-item>
              <text:list-item>
                <text:p>Coordin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Things that code to mind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dularize/RPC model (general approach taken)</text:p>
              </text:list-item>
              <text:list-item>
                <text:p>Custom Frameworks</text:p>
              </text:list-item>
              <text:list-item>
                <text:p>Expensive middleware</text:p>
              </text:list-item>
              <text:list-item>
                <text:p>Coordination mechanisms - Message queues, Database table (Dont even want to go there)</text:p>
              </text:list-item>
              <text:list-item>
                <text:p>Oh by the way will these techniques even work on the 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What clients wa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ghly scalable Fault tolerant economical platform independant extensible solu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layer="layout" svg:width="25.199cm" svg:height="3.507cm" svg:x="1.4cm" svg:y="0.837cm" presentation:class="title">
          <draw:text-box>
            <text:p>The Use Case</text:p>
          </draw:text-box>
        </draw:frame>
        <draw:frame presentation:style-name="pr6" draw:text-style-name="P2" draw:layer="layout" svg:width="25.199cm" svg:height="13.86cm" svg:x="1.4cm" svg:y="4.914cm" presentation:class="subtitle">
          <draw:text-box>
            <text:list text:style-name="L4">
              <text:list-item>
                <text:p text:style-name="P2">Co-ordination and sca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7cm" svg:x="1.4cm" svg:y="0.837cm" presentation:class="title">
          <draw:text-box>
            <text:p>The lost worl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Space based programming</text:p>
              </text:list-item>
              <text:list-item>
                <text:p>Any grid related technology was irrelevant in the 80s because you could always get a faster uni processor</text:p>
              </text:list-item>
              <text:list-item>
                <text:p>Space based programming and all the technologies that came with it were much ahead of their ti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Resurrec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1">Why is it important now?</text:span></text:p>
              </text:list-header>
              <text:list-item>
                <text:p>Cloud is all about horizontal scalability. We need ways in which we can tune the way we scale according to the need we have. A kind of control knob which can help us rise up and lower down the scaling.</text:p>
              </text:list-item>
              <text:list-item>
                <text:p>Also with the advent of no-sql data stores like Redis it is now available effective platforms for highly scalable and fault tolerant tuples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Tuple spac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”A <text:span text:style-name="T1">tuple space</text:span> is an <text:span text:style-name="T1">implementation of the associative memory paradigm for parallel/distributed computing. It provides a repository of tuples that can be accessed concurrently.</text:span> As an illustrative example, consider that there are a group of processors that produce pieces of data and a group of processors that use the data. Producers post their data as tuples in the space, and the consumers then retrieve data from the space that match a certain pattern. This is also known as the blackboard metaphor. Tuple space may be thought as a form of distributed shared memory. ” - Verbatim from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Tuple Spaces - Continue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Space is kind of bag.. No ordering or anything just the tuples which can be accessed concurrently.</text:p>
              </text:list-item>
              <text:list-item>
                <text:p>They can support decoupled communication between the workers and the clients. So it is possible to increase or decrease the workers depending on the load from the clients. </text:p>
              </text:list-item>
              <text:list-item>
                <text:p>First introduced in Linda programming language by David Geletner and his associ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Terminology and work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perations</text:p>
                <text:list>
                  <text:list-item>
                    <text:p>Read</text:p>
                  </text:list-item>
                  <text:list-item>
                    <text:p>Write</text:p>
                  </text:list-item>
                  <text:list-item>
                    <text:p>Take – atomic Read and Delete</text:p>
                  </text:list-item>
                  <text:list-item>
                    <text:p>Notify</text:p>
                  </text:list-item>
                </text:list>
              </text:list-item>
              <text:list-item>
                <text:p>Black board metaphor</text:p>
              </text:list-item>
              <text:list-item>
                <text:p>Workers</text:p>
              </text:list-item>
              <text:list-item>
                <text:p>Pattern match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ariKrishnan </meta:initial-creator>
    <meta:creation-date>2010-06-24T05:38:33</meta:creation-date>
    <meta:editing-duration>PT79H22M35S</meta:editing-duration>
    <meta:editing-cycles>14</meta:editing-cycles>
    <dc:date>2010-06-27T13:00:45</dc:date>
    <dc:creator>HariKrishnan </dc:creator>
    <meta:generator>OpenOffice.org/3.1$Linux OpenOffice.org_project/310m19$Build-9420</meta:generator>
    <meta:document-statistic meta:object-count="60"/>
  </office:meta>
</office:document-meta>
</file>